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5ced9" loext:opacity="100%" style:font-name="Consolas" fo:font-size="10.5pt" fo:font-weight="normal" fo:background-color="#262a33"/>
    </style:style>
    <style:style style:name="P2" style:family="paragraph" style:parent-style-name="Standard">
      <style:paragraph-properties style:line-height-at-least="0.503cm"/>
      <style:text-properties fo:color="#d5ced9" loext:opacity="100%" fo:background-color="#262a33"/>
    </style:style>
    <style:style style:name="P3" style:family="paragraph" style:parent-style-name="Standard">
      <style:paragraph-properties style:line-height-at-least="0.503cm"/>
      <style:text-properties fo:color="#a0a1a7" loext:opacity="100%" style:font-name="Consolas" fo:font-size="10.5pt" fo:font-weight="normal" fo:background-color="#262a33"/>
    </style:style>
    <style:style style:name="P4" style:family="paragraph" style:parent-style-name="Standard">
      <style:paragraph-properties style:line-height-at-least="0.503cm"/>
      <style:text-properties fo:color="#a0a1a7" loext:opacity="100%" fo:background-color="#262a33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c74ded" loext:opacity="100%"/>
    </style:style>
    <style:style style:name="T3" style:family="text">
      <style:text-properties fo:color="#c74ded" loext:opacity="100%" style:font-name="Consolas" fo:font-size="10.5pt" fo:font-weight="normal"/>
    </style:style>
    <style:style style:name="T4" style:family="text">
      <style:text-properties fo:color="#ffe66d" loext:opacity="100%"/>
    </style:style>
    <style:style style:name="T5" style:family="text">
      <style:text-properties fo:color="#ffe66d" loext:opacity="100%" style:text-underline-style="solid" style:text-underline-width="auto" style:text-underline-color="font-color"/>
    </style:style>
    <style:style style:name="T6" style:family="text">
      <style:text-properties fo:color="#ffe66d" loext:opacity="100%" style:font-name="Consolas" fo:font-size="10.5pt" fo:font-weight="normal"/>
    </style:style>
    <style:style style:name="T7" style:family="text">
      <style:text-properties fo:color="#00e8c6" loext:opacity="100%" style:font-name="Consolas" fo:font-size="10.5pt" fo:font-weight="normal"/>
    </style:style>
    <style:style style:name="T8" style:family="text">
      <style:text-properties fo:color="#ee5d43" loext:opacity="100%" style:font-name="Consolas" fo:font-size="10.5pt" fo:font-weight="normal"/>
    </style:style>
    <style:style style:name="T9" style:family="text">
      <style:text-properties fo:color="#f39c12" loext:opacity="100%" style:font-name="Consolas" fo:font-size="10.5pt" fo:font-weight="normal"/>
    </style:style>
    <style:style style:name="T10" style:family="text">
      <style:text-properties fo:color="#a0a1a7" loext:opacity="100%" style:font-name="Consolas" fo:font-size="10.5pt" fo:font-weight="normal"/>
    </style:style>
    <style:style style:name="T11" style:family="text">
      <style:text-properties fo:color="#96e072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*</text:p>
      <text:p text:style-name="P4"> <text:span text:style-name="T1">*  HybridServer</text:span></text:p>
      <text:p text:style-name="P4"> <text:span text:style-name="T1">*  Copyright (C) 2025 Miguel Reboiro-Jato</text:span></text:p>
      <text:p text:style-name="P4"> <text:span text:style-name="T1">*  </text:span></text:p>
      <text:p text:style-name="P4"> <text:span text:style-name="T1">*  This program is free software: you can redistribute it and/or modify</text:span></text:p>
      <text:p text:style-name="P4"> <text:span text:style-name="T1">*  it under the terms of the GNU General Public License as published by</text:span></text:p>
      <text:p text:style-name="P4"> <text:span text:style-name="T1">*  the Free Software Foundation, either version 3 of the License, or</text:span></text:p>
      <text:p text:style-name="P4"> <text:span text:style-name="T1">*  (at your option) any later version.</text:span></text:p>
      <text:p text:style-name="P4"> <text:span text:style-name="T1">*  </text:span></text:p>
      <text:p text:style-name="P4"> <text:span text:style-name="T1">*  This program is distributed in the hope that it will be useful,</text:span></text:p>
      <text:p text:style-name="P4"> <text:span text:style-name="T1">*  but WITHOUT ANY WARRANTY; without even the implied warranty of</text:span></text:p>
      <text:p text:style-name="P4"> <text:span text:style-name="T1">*  MERCHANTABILITY or FITNESS FOR A PARTICULAR PURPOSE.  See the</text:span></text:p>
      <text:p text:style-name="P4"> <text:span text:style-name="T1">*  GNU General Public License for more details.</text:span></text:p>
      <text:p text:style-name="P4"> <text:span text:style-name="T1">*  </text:span></text:p>
      <text:p text:style-name="P4"> <text:span text:style-name="T1">*  You should have received a copy of the GNU General Public License</text:span></text:p>
      <text:p text:style-name="P4"> <text:span text:style-name="T1">*  along with this program.  If not, see &lt;http://www.gnu.org/licenses/&gt;.</text:span></text:p>
      <text:p text:style-name="P4"> <text:span text:style-name="T1">*/</text:span></text:p>
      <text:p text:style-name="P1"><text:span text:style-name="T2">package</text:span> <text:span text:style-name="T2">es.uvigo.esei.dai.hybridserver</text:span>;</text:p>
      <text:p text:style-name="P5"/>
      <text:p text:style-name="P1"><text:span text:style-name="T2">import</text:span> <text:span text:style-name="T2">java.io.IOException</text:span>;</text:p>
      <text:p text:style-name="P1"><text:span text:style-name="T2">import</text:span> <text:span text:style-name="T2">java.net.ServerSocket</text:span>;</text:p>
      <text:p text:style-name="P1"><text:span text:style-name="T2">import</text:span> <text:span text:style-name="T2">java.net.Socket</text:span>;</text:p>
      <text:p text:style-name="P1"><text:span text:style-name="T2">import</text:span> <text:span text:style-name="T2">java.util.Map</text:span>;</text:p>
      <text:p text:style-name="P1"><text:span text:style-name="T2">import</text:span> <text:span text:style-name="T2">java.util.Properties</text:span>;</text:p>
      <text:p text:style-name="P5"/>
      <text:p text:style-name="P1"><text:span text:style-name="T2">public</text:span> <text:span text:style-name="T2">class</text:span> <text:span text:style-name="T4">HybridServer</text:span> <text:span text:style-name="T2">implements</text:span> <text:span text:style-name="T5">AutoCloseable</text:span> {</text:p>
      <text:p text:style-name="P2">  <text:span text:style-name="T3">private</text:span><text:span text:style-name="T1"> </text:span><text:span text:style-name="T3">static</text:span><text:span text:style-name="T1"> </text:span><text:span text:style-name="T3">final</text:span><text:span text:style-name="T1"> </text:span><text:span text:style-name="T3">int</text:span><text:span text:style-name="T1"> </text:span><text:span text:style-name="T7">SERVICE_PORT</text:span><text:span text:style-name="T1"> </text:span><text:span text:style-name="T8">=</text:span><text:span text:style-name="T1"> </text:span><text:span text:style-name="T9">8888</text:span><text:span text:style-name="T1">;</text:span></text:p>
      <text:p text:style-name="P2">  <text:span text:style-name="T3">private</text:span><text:span text:style-name="T1"> </text:span><text:span text:style-name="T3">Thread</text:span><text:span text:style-name="T1"> </text:span><text:span text:style-name="T7">serverThread</text:span><text:span text:style-name="T1">;</text:span></text:p>
      <text:p text:style-name="P2">  <text:span text:style-name="T3">private</text:span><text:span text:style-name="T1"> </text:span><text:span text:style-name="T3">boolean</text:span><text:span text:style-name="T1"> </text:span><text:span text:style-name="T7">stop</text:span><text:span text:style-name="T1">;</text:span></text:p>
      <text:p text:style-name="P5"/>
      <text:p text:style-name="P2">  <text:span text:style-name="T3">public</text:span><text:span text:style-name="T1"> </text:span><text:span text:style-name="T6">HybridServer</text:span><text:span text:style-name="T1">() {</text:span></text:p>
      <text:p text:style-name="P2">    <text:span text:style-name="T10">// TODO Inicializar con los parámetros por defecto</text:span></text:p>
      <text:p text:style-name="P2">  <text:span text:style-name="T1">}</text:span></text:p>
      <text:p text:style-name="P5"/>
      <text:p text:style-name="P2">  <text:span text:style-name="T3">public</text:span><text:span text:style-name="T1"> </text:span><text:span text:style-name="T6">HybridServer</text:span><text:span text:style-name="T1">(</text:span><text:span text:style-name="T3">Map</text:span><text:span text:style-name="T1">&lt;</text:span><text:span text:style-name="T3">String</text:span><text:span text:style-name="T1">, </text:span><text:span text:style-name="T3">String</text:span><text:span text:style-name="T1">&gt; </text:span><text:span text:style-name="T7">pages</text:span><text:span text:style-name="T1">) {</text:span></text:p>
      <text:p text:style-name="P2">    <text:span text:style-name="T10">// TODO Inicializar con la base de datos en memoria conteniendo "pages"</text:span></text:p>
      <text:p text:style-name="P2">  <text:span text:style-name="T1">}</text:span></text:p>
      <text:p text:style-name="P5"/>
      <text:p text:style-name="P2">  <text:span text:style-name="T3">public</text:span><text:span text:style-name="T1"> </text:span><text:span text:style-name="T6">HybridServer</text:span><text:span text:style-name="T1">(</text:span><text:span text:style-name="T3">Properties</text:span><text:span text:style-name="T1"> </text:span><text:span text:style-name="T7">properties</text:span><text:span text:style-name="T1">) {</text:span></text:p>
      <text:p text:style-name="P2">    <text:span text:style-name="T10">// TODO Inicializar con los parámetros recibidos</text:span></text:p>
      <text:p text:style-name="P2">  <text:span text:style-name="T1">}</text:span></text:p>
      <text:p text:style-name="P5"/>
      <text:p text:style-name="P2">  <text:span text:style-name="T3">public</text:span><text:span text:style-name="T1"> </text:span><text:span text:style-name="T3">int</text:span><text:span text:style-name="T1"> </text:span><text:span text:style-name="T6">getPort</text:span><text:span text:style-name="T1">() {</text:span></text:p>
      <text:p text:style-name="P2">    <text:span text:style-name="T3">return</text:span><text:span text:style-name="T1"> SERVICE_PORT;</text:span></text:p>
      <text:p text:style-name="P2">  <text:span text:style-name="T1">}</text:span></text:p>
      <text:p text:style-name="P5"/>
      <text:p text:style-name="P2">  <text:span text:style-name="T3">public</text:span><text:span text:style-name="T1"> </text:span><text:span text:style-name="T3">void</text:span><text:span text:style-name="T1"> </text:span><text:span text:style-name="T6">start</text:span><text:span text:style-name="T1">() {</text:span></text:p>
      <text:p text:style-name="P2">    <text:span text:style-name="T7">this</text:span><text:span text:style-name="T1">.</text:span><text:span text:style-name="T7">serverThread</text:span><text:span text:style-name="T1"> </text:span><text:span text:style-name="T8">=</text:span><text:span text:style-name="T1"> </text:span><text:span text:style-name="T3">new</text:span><text:span text:style-name="T1"> </text:span><text:span text:style-name="T6">Thread</text:span><text:span text:style-name="T1">() {</text:span></text:p>
      <text:p text:style-name="P2">      <text:span text:style-name="T1">@</text:span><text:span text:style-name="T3">Override</text:span></text:p>
      <text:p text:style-name="P2">      <text:span text:style-name="T3">public</text:span><text:span text:style-name="T1"> </text:span><text:span text:style-name="T3">void</text:span><text:span text:style-name="T1"> </text:span><text:span text:style-name="T6">run</text:span><text:span text:style-name="T1">() {</text:span></text:p>
      <text:p text:style-name="P2">        <text:span text:style-name="T3">try</text:span><text:span text:style-name="T1"> (</text:span><text:span text:style-name="T3">final</text:span><text:span text:style-name="T1"> </text:span><text:span text:style-name="T3">ServerSocket</text:span><text:span text:style-name="T1"> </text:span><text:span text:style-name="T7">serverSocket</text:span><text:span text:style-name="T1"> </text:span><text:span text:style-name="T8">=</text:span><text:span text:style-name="T1"> </text:span><text:span text:style-name="T3">new</text:span><text:span text:style-name="T1"> </text:span><text:span text:style-name="T6">ServerSocket</text:span><text:span text:style-name="T1">(SERVICE_PORT)) {</text:span></text:p>
      <text:p text:style-name="P2"><text:soft-page-break/>          <text:span text:style-name="T3">while</text:span><text:span text:style-name="T1"> (</text:span><text:span text:style-name="T8">true</text:span><text:span text:style-name="T1">) {</text:span></text:p>
      <text:p text:style-name="P2">            <text:span text:style-name="T3">try</text:span><text:span text:style-name="T1"> (</text:span><text:span text:style-name="T3">Socket</text:span><text:span text:style-name="T1"> </text:span><text:span text:style-name="T7">socket</text:span><text:span text:style-name="T1"> </text:span><text:span text:style-name="T8">=</text:span><text:span text:style-name="T1"> </text:span><text:span text:style-name="T7">serverSocket</text:span><text:span text:style-name="T1">.</text:span><text:span text:style-name="T6">accept</text:span><text:span text:style-name="T1">()) {</text:span></text:p>
      <text:p text:style-name="P2">              <text:span text:style-name="T3">if</text:span><text:span text:style-name="T1"> (stop)</text:span></text:p>
      <text:p text:style-name="P2">                <text:span text:style-name="T3">break</text:span><text:span text:style-name="T1">;</text:span></text:p>
      <text:p text:style-name="P5"/>
      <text:p text:style-name="P2">              <text:span text:style-name="T10">// TODO Responder al cliente</text:span></text:p>
      <text:p text:style-name="P2">            <text:span text:style-name="T1">}</text:span></text:p>
      <text:p text:style-name="P2">          <text:span text:style-name="T1">}</text:span></text:p>
      <text:p text:style-name="P2">        <text:span text:style-name="T1">} </text:span><text:span text:style-name="T3">catch</text:span><text:span text:style-name="T1"> (</text:span><text:span text:style-name="T3">IOException</text:span><text:span text:style-name="T1"> </text:span><text:span text:style-name="T7">e</text:span><text:span text:style-name="T1">) {</text:span></text:p>
      <text:p text:style-name="P2">          <text:span text:style-name="T7">e</text:span><text:span text:style-name="T1">.</text:span><text:span text:style-name="T6">printStackTrace</text:span><text:span text:style-name="T1">();</text:span></text:p>
      <text:p text:style-name="P2">        <text:span text:style-name="T1">}</text:span></text:p>
      <text:p text:style-name="P2">      <text:span text:style-name="T1">}</text:span></text:p>
      <text:p text:style-name="P2">    <text:span text:style-name="T1">};</text:span></text:p>
      <text:p text:style-name="P5"/>
      <text:p text:style-name="P2">    <text:span text:style-name="T7">this</text:span><text:span text:style-name="T1">.</text:span><text:span text:style-name="T7">stop</text:span><text:span text:style-name="T1"> </text:span><text:span text:style-name="T8">=</text:span><text:span text:style-name="T1"> </text:span><text:span text:style-name="T8">false</text:span><text:span text:style-name="T1">;</text:span></text:p>
      <text:p text:style-name="P2">    <text:span text:style-name="T7">this</text:span><text:span text:style-name="T1">.</text:span><text:span text:style-name="T7">serverThread</text:span><text:span text:style-name="T1">.</text:span><text:span text:style-name="T6">start</text:span><text:span text:style-name="T1">();</text:span></text:p>
      <text:p text:style-name="P2">  <text:span text:style-name="T1">}</text:span></text:p>
      <text:p text:style-name="P5"/>
      <text:p text:style-name="P2">  <text:span text:style-name="T1">@</text:span><text:span text:style-name="T3">Override</text:span></text:p>
      <text:p text:style-name="P2">  <text:span text:style-name="T3">public</text:span><text:span text:style-name="T1"> </text:span><text:span text:style-name="T3">void</text:span><text:span text:style-name="T1"> </text:span><text:span text:style-name="T6">close</text:span><text:span text:style-name="T1">() {</text:span></text:p>
      <text:p text:style-name="P2">    <text:span text:style-name="T10">// TODO Si es necesario, añadir el código para liberar otros recursos.</text:span></text:p>
      <text:p text:style-name="P2">    <text:span text:style-name="T7">this</text:span><text:span text:style-name="T1">.</text:span><text:span text:style-name="T7">stop</text:span><text:span text:style-name="T1"> </text:span><text:span text:style-name="T8">=</text:span><text:span text:style-name="T1"> </text:span><text:span text:style-name="T8">true</text:span><text:span text:style-name="T1">;</text:span></text:p>
      <text:p text:style-name="P5"/>
      <text:p text:style-name="P2">    <text:span text:style-name="T3">try</text:span><text:span text:style-name="T1"> (</text:span><text:span text:style-name="T3">Socket</text:span><text:span text:style-name="T1"> </text:span><text:span text:style-name="T7">socket</text:span><text:span text:style-name="T1"> </text:span><text:span text:style-name="T8">=</text:span><text:span text:style-name="T1"> </text:span><text:span text:style-name="T3">new</text:span><text:span text:style-name="T1"> </text:span><text:span text:style-name="T6">Socket</text:span><text:span text:style-name="T1">(</text:span><text:span text:style-name="T11">"localhost"</text:span><text:span text:style-name="T1">, SERVICE_PORT)) {</text:span></text:p>
      <text:p text:style-name="P2">      <text:span text:style-name="T10">// Esta conexión se hace, simplemente, para "despertar" el hilo servidor</text:span></text:p>
      <text:p text:style-name="P2">    <text:span text:style-name="T1">} </text:span><text:span text:style-name="T3">catch</text:span><text:span text:style-name="T1"> (</text:span><text:span text:style-name="T3">IOException</text:span><text:span text:style-name="T1"> </text:span><text:span text:style-name="T7">e</text:span><text:span text:style-name="T1">) {</text:span></text:p>
      <text:p text:style-name="P2">      <text:span text:style-name="T3">throw</text:span><text:span text:style-name="T1"> </text:span><text:span text:style-name="T3">new</text:span><text:span text:style-name="T1"> </text:span><text:span text:style-name="T6">RuntimeException</text:span><text:span text:style-name="T1">(e);</text:span></text:p>
      <text:p text:style-name="P2">    <text:span text:style-name="T1">}</text:span></text:p>
      <text:p text:style-name="P5"/>
      <text:p text:style-name="P2">    <text:span text:style-name="T3">try</text:span><text:span text:style-name="T1"> {</text:span></text:p>
      <text:p text:style-name="P2">      <text:span text:style-name="T7">this</text:span><text:span text:style-name="T1">.</text:span><text:span text:style-name="T7">serverThread</text:span><text:span text:style-name="T1">.</text:span><text:span text:style-name="T6">join</text:span><text:span text:style-name="T1">();</text:span></text:p>
      <text:p text:style-name="P2">    <text:span text:style-name="T1">} </text:span><text:span text:style-name="T3">catch</text:span><text:span text:style-name="T1"> (</text:span><text:span text:style-name="T3">InterruptedException</text:span><text:span text:style-name="T1"> </text:span><text:span text:style-name="T7">e</text:span><text:span text:style-name="T1">) {</text:span></text:p>
      <text:p text:style-name="P2">      <text:span text:style-name="T3">throw</text:span><text:span text:style-name="T1"> </text:span><text:span text:style-name="T3">new</text:span><text:span text:style-name="T1"> </text:span><text:span text:style-name="T6">RuntimeException</text:span><text:span text:style-name="T1">(e);</text:span></text:p>
      <text:p text:style-name="P2">    <text:span text:style-name="T1">}</text:span></text:p>
      <text:p text:style-name="P5"/>
      <text:p text:style-name="P2">    <text:span text:style-name="T7">this</text:span><text:span text:style-name="T1">.</text:span><text:span text:style-name="T7">serverThread</text:span><text:span text:style-name="T1"> </text:span><text:span text:style-name="T8">=</text:span><text:span text:style-name="T1"> </text:span><text:span text:style-name="T8">null</text:span><text:span text:style-name="T1">;</text:span></text:p>
      <text:p text:style-name="P2">  <text:span text:style-name="T1">}</text:span>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9T15:42:41.675000000</dc:date>
    <meta:editing-duration>PT7S</meta:editing-duration>
    <meta:editing-cycles>1</meta:editing-cycles>
    <meta:document-statistic meta:table-count="0" meta:image-count="0" meta:object-count="0" meta:page-count="2" meta:paragraph-count="76" meta:word-count="322" meta:character-count="2404" meta:non-whitespace-character-count="1858"/>
    <meta:generator>LibreOffice/7.4.0.3$Windows_X86_64 LibreOffice_project/f85e47c08ddd19c015c0114a68350214f7066f5a</meta:generator>
  </office:meta>
</office:document-meta>
</file>